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 style:writing-mode="lr-tb"/>
    </style:style>
    <style:style style:name="P2" style:family="paragraph">
      <loext:graphic-properties draw:fill="none" draw:fill-color="#ffffff"/>
      <style:paragraph-properties fo:line-height="100%" fo:text-align="center" style:writing-mode="lr-tb"/>
      <style:text-properties fo:color="#000000" style:font-name="Segoe UI Semibold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start" style:writing-mode="lr-tb"/>
    </style:style>
    <style:style style:name="P5" style:family="paragraph">
      <loext:graphic-properties draw:fill="none" draw:fill-color="#ffffff"/>
      <style:paragraph-properties fo:line-height="100%" fo:text-align="start" style:writing-mode="lr-tb"/>
      <style:text-properties fo:color="#000000" style:font-name="Segoe UI Semibold" fo:font-size="21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loext:graphic-properties draw:fill="none" draw:fill-color="#ffffff"/>
      <style:paragraph-properties fo:line-height="100%" fo:text-align="start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7" style:family="paragraph">
      <loext:graphic-properties draw:fill="none" draw:fill-color="#ffffff"/>
      <style:paragraph-properties fo:line-height="100%" fo:text-align="start" style:writing-mode="lr-tb"/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Segoe UI Semibold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3.063cm" svg:x="1.27cm" svg:y="1.143cm">
          <draw:text-box>
            <text:p text:style-name="P1"><text:span text:style-name="T1">Epistle Reading</text:span></text:p>
            <text:p text:style-name="P1"><text:span text:style-name="T2">Romans 13:1–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4.384cm" svg:height="8.2cm" svg:x="1.524cm" svg:y="1.016cm">
          <draw:text-box>
            <text:p text:style-name="P4"><text:span text:style-name="T3">1</text:span><text:span text:style-name="T4">Let every person be subject to the governing authorities. For there is no authority except from God, and those that exist have been instituted by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5" draw:layer="layout" svg:width="24.638cm" svg:height="5.152cm" svg:x="1.778cm" svg:y="0.944cm">
          <draw:text-box>
            <text:p text:style-name="P4"><text:span text:style-name="T3"><text:s/></text:span><text:span text:style-name="T3">2</text:span><text:span text:style-name="T4">Therefore whoever resists the authorities resists </text:span><text:span text:style-name="T5">what God has appointed,</text:span><text:span text:style-name="T4"> and those who resist will incur judg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5" draw:layer="layout" svg:width="24.638cm" svg:height="4.898cm" svg:x="1.778cm" svg:y="0.944cm">
          <draw:text-box>
            <text:p text:style-name="P4"><text:span text:style-name="T3">3</text:span><text:span text:style-name="T4">For rulers are not a terror to good conduct, but to bad. Would you have no fear of the one who is in authority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6" draw:layer="layout" svg:width="24.683cm" svg:height="6.631cm" svg:x="1.733cm" svg:y="0.989cm">
          <draw:text-box>
            <text:p text:style-name="P4"><text:span text:style-name="T4">Then do what is good, and you will receive his approval, </text:span><text:span text:style-name="T3">4</text:span><text:span text:style-name="T4">for he is God’s servant for your good. But if you do wrong, be afraid, for he does not bear the sword in vai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6" draw:layer="layout" svg:width="24.659cm" svg:height="7.766cm" svg:x="1.757cm" svg:y="0.958cm">
          <draw:text-box>
            <text:p text:style-name="P4"><text:span text:style-name="T4">For he is the servant of God, an avenger who carries out God’s wrath on the wrongdoer. </text:span></text:p>
            <text:p text:style-name="P4"><text:span text:style-name="T3">5</text:span><text:span text:style-name="T6"> </text:span><text:span text:style-name="T4">Therefore one must be in subjection, not only to avoid God’s wrath but also for the sake of consci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7" draw:layer="layout" svg:width="25.4cm" svg:height="4.76cm" svg:x="1.27cm" svg:y="1.143cm">
          <draw:text-box>
            <text:p text:style-name="P4"><text:span text:style-name="T3">6</text:span><text:span text:style-name="T4">For the same reason you also pay taxes, for the authorities are ministers of God, attending to this very 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7" draw:layer="layout" svg:width="25.4cm" svg:height="6.477cm" svg:x="1.27cm" svg:y="1.143cm">
          <draw:text-box>
            <text:p text:style-name="P4"><text:span text:style-name="T3">7</text:span><text:span text:style-name="T4">Pay to all what is owed to them: taxes to whom taxes are owed, revenue to whom revenue is owed, respect to whom respect is owed, honor to whom honor is owed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6" draw:layer="layout" svg:width="24.638cm" svg:height="5.334cm" svg:x="1.524cm" svg:y="1.016cm">
          <draw:text-box>
            <text:p text:style-name="P4"><text:span text:style-name="T3">8</text:span><text:span text:style-name="T4">Owe no one anything, except to love each other, for the one who loves another has fulfilled the la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1" draw:text-style-name="P6" draw:layer="layout" svg:width="24.638cm" svg:height="7.874cm" svg:x="1.524cm" svg:y="1.016cm">
          <draw:text-box>
            <text:p text:style-name="P4"><text:span text:style-name="T3">9</text:span><text:span text:style-name="T4">The commandments, “You shall not commit adultery, You shall not murder, You shall not steal, You shall not covet,” and any other commandment, are summed up in this word: “You shall love your neighbor as yourself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2" draw:text-style-name="P6" draw:layer="layout" svg:width="24.384cm" svg:height="3.257cm" svg:x="1.778cm" svg:y="1.016cm">
          <draw:text-box>
            <text:p text:style-name="P4"><text:span text:style-name="T3">10</text:span><text:span text:style-name="T4">Love does no wrong to a neighbor; therefore love is the fulfilling of the la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3T09:04:06.297000000</meta:creation-date>
    <dc:date>2017-09-08T10:56:15.011000000</dc:date>
    <meta:editing-duration>PT17M37S</meta:editing-duration>
    <meta:editing-cycles>5</meta:editing-cycles>
    <meta:generator>LibreOffice/5.4.0.3$Windows_X86_64 LibreOffice_project/7556cbc6811c9d992f4064ab9287069087d7f62c</meta:generator>
    <meta:document-statistic meta:object-count="54"/>
  </office:meta>
</office:document-meta>
</file>